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9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down</text:p>
      <text:p text:style-name="P13"/>
      <text:p text:style-name="P13">Fri 11/10/16 <text:span text:style-name="T1">4 miles</text:span></text:p>
      <text:p text:style-name="P13">2 miles on the indoor track with no shoes. half mile spits: 4:40+4:30+4:07+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5">3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1T14:22:53.83</dc:date>
    <dc:creator>James Lombardi</dc:creator>
    <meta:editing-duration>PT11H11M19S</meta:editing-duration>
    <meta:editing-cycles>55</meta:editing-cycles>
    <meta:generator>OpenOffice/4.1.2$Win32 OpenOffice.org_project/412m3$Build-9782</meta:generator>
    <meta:document-statistic meta:table-count="0" meta:image-count="0" meta:object-count="0" meta:page-count="5" meta:paragraph-count="182" meta:word-count="1674" meta:character-count="8031"/>
  </office:meta>
</office:document-meta>
</file>